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 style:list-style-name="L5">
      <style:text-properties fo:font-size="14pt" style:font-size-asian="14pt" style:font-size-complex="14pt"/>
    </style:style>
    <style:style style:name="P12" style:family="paragraph" style:parent-style-name="Standard" style:list-style-name="L6">
      <style:text-properties fo:font-size="14pt" style:font-size-asian="14pt" style:font-size-complex="14pt"/>
    </style:style>
    <style:style style:name="P13" style:family="paragraph" style:parent-style-name="Standard" style:list-style-name="L7">
      <style:text-properties fo:font-size="14pt" style:font-size-asian="14pt" style:font-size-complex="14pt"/>
    </style:style>
    <style:style style:name="P14" style:family="paragraph" style:parent-style-name="Standard" style:list-style-name="L8">
      <style:text-properties fo:font-size="14pt" style:font-size-asian="14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/>Entrevistas</text:p>
      <text:p text:style-name="P1"/>
      <text:p text:style-name="P2">•Quem foi entrevistado</text:p>
      <text:p text:style-name="Standard">•Quando</text:p>
      <text:p text:style-name="Standard">•qual o arquétipo</text:p>
      <text:p text:style-name="Standard">•key insights da entrevista</text:p>
      <text:p text:style-name="Standard">•we thought:</text:p>
      <text:p text:style-name="Standard">•we learn:</text:p>
      <text:p text:style-name="Standard">•Representative quotes:</text:p>
      <text:p text:style-name="Standard">•Hipótese(s) validada(s)</text:p>
      <text:p text:style-name="Standard">•Avaliação: Must have / Nice to have / Don’t care</text:p>
      <text:p text:style-name="P6"><text:span text:style-name="T1"/></text:p>
      <text:p text:style-name="P10">- <text:span text:style-name="T2">Leandro Muller – Estudande de Sistemas de Informação na EACH (03/09/16)</text:span></text:p>
      <text:list xml:id="list3666773498895286237" text:style-name="L5">
        <text:list-item>
          <text:p text:style-name="P11"><text:span text:style-name="T2">Não assiste muitas séries, mas vai muito ao cinema</text:span></text:p>
        </text:list-item>
        <text:list-item>
          <text:p text:style-name="P11"><text:span text:style-name="T2">Trabalha durante o dia e estuda durante a noite, assim tem pouco tempo de acompanhar lançamentos e anuncios de filmes</text:span></text:p>
        </text:list-item>
        <text:list-item>
          <text:p text:style-name="P11"><text:span text:style-name="T2">Nunca usou nenhum aplicativo que o avisasse de novos filmes que ele pode estar interessado ou quando filmes que ele está interessado entra e sai de cartaz</text:span></text:p>
        </text:list-item>
        <text:list-item>
          <text:p text:style-name="P11"><text:span text:style-name="T2">A conclusão foi que precisamos de um sistema que permita que o usuário escolha sobre o que e quando deve ser notificado</text:span></text:p>
        </text:list-item>
        <text:list-item>
          <text:p text:style-name="P11"><text:span text:style-name="T2">Citação representativa: “Nunca tenho tempo pra ver o que tem de bom no cinema, e quando vejo já foi”</text:span></text:p>
        </text:list-item>
        <text:list-item>
          <text:p text:style-name="P11"><text:span text:style-name="T2">Hipóteses validadas: ter controle de quando começa e termina uma exibição pode ser útil aos usuários</text:span></text:p>
        </text:list-item>
        <text:list-item>
          <text:p text:style-name="P11"><text:span text:style-name="T2">Avaliação: Nice to have</text:span></text:p>
        </text:list-item>
      </text:list>
      <text:p text:style-name="P10"><text:span text:style-name="T2">- Gustavo Ceccon – Estudante de Ciências da Computação no ICMC (03/09/16)</text:span></text:p>
      <text:list xml:id="list4568612973309335107" text:style-name="L6">
        <text:list-item>
          <text:p text:style-name="P12"><text:span text:style-name="T2">Assiste muitos animes e frequentemente procura coisas parecidas com o que já viu</text:span></text:p>
        </text:list-item>
        <text:list-item>
          <text:p text:style-name="P12"><text:span text:style-name="T2">Normalmente assiste em “maratonas”, onde senta e ve todos os capítulos de uma temporada, portanto um sistema para saber onde parou não é tão crucial</text:span></text:p>
        </text:list-item>
        <text:list-item>
          <text:p text:style-name="P12"><text:span text:style-name="T2">Gostaria de ter dicas do que ver baseado em algum tipo de busca ou dedução com base no que já viu, nesse caso ao apertar um botão</text:span></text:p>
        </text:list-item>
        <text:list-item>
          <text:p text:style-name="P12"><text:span text:style-name="T2">A conclusão foi que implementar um sistema de recomendação baseado em tags e notas seria bem satisfatório</text:span></text:p>
        </text:list-item>
        <text:list-item>
          <text:p text:style-name="P12"><text:span text:style-name="T2">Citação representativa: “Vejo bastante coisa, mas sempre é dificil escolher o que ver depois”</text:span></text:p>
        </text:list-item>
        <text:list-item>
          <text:p text:style-name="P12"><text:span text:style-name="T2">Hipóteses validadas: deixar o processo de acompanhar series e afins o mais simples possível para o usuário é fundamental</text:span></text:p>
        </text:list-item>
        <text:list-item>
          <text:p text:style-name="P12"><text:span text:style-name="T2">Avaliação: Nice to have</text:span></text:p>
        </text:list-item>
      </text:list>
      <text:p text:style-name="P10"><text:span text:style-name="T2">- Renan Araújo – Estudante de Ciencias Farmacêuticas no IQ-USP (04/09/16)</text:span></text:p>
      <text:list xml:id="list7140897677712826272" text:style-name="L7">
        <text:list-item>
          <text:p text:style-name="P13"><text:span text:style-name="T2">Assiste series de vez em quando, mas nunca lembra onde parou</text:span></text:p>
        </text:list-item>
        <text:list-item>
          <text:p text:style-name="P13"><text:span text:style-name="T2">Normalmente assiste não mais que 3 episódios de algumas séries por </text:span><text:soft-page-break/><text:span text:style-name="T2">semana, mas devido à rotina sempre esquece onde parou</text:span></text:p>
        </text:list-item>
        <text:list-item>
          <text:p text:style-name="P13"><text:span text:style-name="T2">Gostaria de um sistema simples que permite verificar onde parou e que seja atualizado facilmente (1 click)</text:span></text:p>
        </text:list-item>
        <text:list-item>
          <text:p text:style-name="P13"><text:span text:style-name="T2">A conclusão foi que casar a utilidade com a facilidade de uso é fundamental, principalmente para usuários com rotinas mais ativas</text:span></text:p>
        </text:list-item>
        <text:list-item>
          <text:p text:style-name="P13"><text:span text:style-name="T2">Citação representativa: “Mal lembro o que comi ontem, quanto mais o que assisti uma semana atras”</text:span></text:p>
        </text:list-item>
        <text:list-item>
          <text:p text:style-name="P13"><text:span text:style-name="T2">Hipóteses validadas: um sistema que permite o usuário saber onde parou em uma série é muito importante</text:span></text:p>
        </text:list-item>
        <text:list-item>
          <text:p text:style-name="P13"><text:span text:style-name="T2">Avaliação: Nice to have</text:span></text:p>
        </text:list-item>
      </text:list>
      <text:p text:style-name="P10"><text:span text:style-name="T2">- Victor Moneratto – Estudante de Ciências da Computação no ICMC (04/09/16)</text:span></text:p>
      <text:list xml:id="list3072045976849235225" text:style-name="L8">
        <text:list-item>
          <text:p text:style-name="P14"><text:span text:style-name="T2">Assiste filmes sempre que possível, além de gostar muito de discutir suas impressões</text:span></text:p>
        </text:list-item>
        <text:list-item>
          <text:p text:style-name="P14"><text:span text:style-name="T2">Gostaria de um jeito fácil de comunicar suas impressões de algum filme, principalmente após sair do cinema</text:span></text:p>
        </text:list-item>
        <text:list-item>
          <text:p text:style-name="P14"><text:span text:style-name="T2">A conclusão foi que podemos adicionar ao menos um “score” para cada filme ou série, mas que discuções seriam muito mais complicados para implementar</text:span></text:p>
        </text:list-item>
        <text:list-item>
          <text:p text:style-name="P14"><text:span text:style-name="T2">Hipóteses validadas: as funções básicas propostas são suficientes para a maioria dos usuários</text:span></text:p>
        </text:list-item>
        <text:list-item>
          <text:p text:style-name="P14"><text:span text:style-name="T2">Avaliação: Nice to hav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2:00:54.05</meta:creation-date>
    <meta:editing-duration>PT15M25S</meta:editing-duration>
    <meta:editing-cycles>3</meta:editing-cycles>
    <meta:generator>OpenOffice.org/3.4.1$Win32 OpenOffice.org_project/341m1$Build-9593</meta:generator>
    <dc:date>2016-09-13T22:31:40.25</dc:date>
    <meta:document-statistic meta:table-count="0" meta:image-count="0" meta:object-count="0" meta:page-count="2" meta:paragraph-count="40" meta:word-count="525" meta:character-count="2975"/>
  </office:meta>
</office:document-meta>
</file>